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7d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Relatório da Semana de Sistemas de Informação (SSI)</text:span></text:p>
      <text:p text:style-name="P1"><text:tab/>A Semana de Sistemas de Informação (SSI) proporcionou um ambiente enriquecedor para a exploração de diversos tópicos de destaque no campo da Tecnologia da Informação. Durante o evento, várias palestras foram apresentadas, oferecendo insights valiosos e estimulantes discussões. Abaixo, destacamos as principais palestras que ocorreram ao longo da semana:</text:p>
      <text:p text:style-name="P2"><text:span text:style-name="Strong_20_Emphasis"><text:tab/>SSI Talks: Privacidade - Até onde você está seguro?</text:span></text:p>
      <text:p text:style-name="P2"><text:tab/>Nesta palestra, o foco foi na questão crítica da privacidade em um mundo cada vez mais digital. Especialistas discutiram os desafios enfrentados pelos usuários e as medidas que podem ser tomadas para proteger informações pessoais. A discussão abrangeu tópicos como políticas de privacidade, regulamentações de dados e melhores práticas para manter a segurança online.</text:p>
      <text:p text:style-name="P2"><text:span text:style-name="Strong_20_Emphasis"><text:tab/>SSI Talks: Revelando Padrões Ocultos - Análises e Aplicações de Dados das Redes Sociais</text:span></text:p>
      <text:p text:style-name="P2"><text:tab/>A segunda palestra online explorou o poder das análises de dados das redes sociais. Palestrantes apresentaram casos de uso em que dados aparentemente desconexos foram transformados em insights significativos. Os participantes foram introduzidos a técnicas de mineração de dados e visualização, destacando a importância de compreender os padrões ocultos nas interações online.</text:p>
      <text:p text:style-name="P2"><text:span text:style-name="Strong_20_Emphasis"><text:tab/>Arquiteturas em Nuvem - Do Zero ao Multicloud</text:span></text:p>
      <text:p text:style-name="P2"><text:tab/>A palestra presencial sobre arquiteturas em nuvem atraiu uma audiência ávida por aprender sobre a jornada desde a criação de uma infraestrutura em nuvem até a complexidade do multicloud. Os palestrantes compartilharam suas experiências práticas na seleção de provedores de nuvem, design de arquitetura escalável e gerenciamento eficiente de recursos em um ambiente de nuvem em constante evolução.</text:p>
      <text:p text:style-name="P2"><text:span text:style-name="Strong_20_Emphasis"><text:tab/>Trabalhando com Game Design no Brasil</text:span></text:p>
      <text:p text:style-name="P2"><text:tab/>Voltada para os entusiastas de jogos e design, esta palestra presencial mergulhou no cenário de game design no Brasil. Palestrantes compartilharam insights sobre as oportunidades e desafios que os profissionais de design de jogos enfrentam no país. Foram discutidos tópicos como a criação de narrativas envolventes, design de personagens e o papel da tecnologia na indústria de jogos.</text:p>
      <text:p text:style-name="P2"><text:span text:style-name="Strong_20_Emphasis"><text:tab/>Blockchain Além das Criptomoedas</text:span></text:p>
      <text:p text:style-name="P2"><text:tab/>Na última palestra online, o foco se voltou para a tecnologia blockchain e suas aplicações além das criptomoedas. Palestrantes exploraram o potencial do blockchain em áreas como cadeias de suprimentos, autenticação de documentos e contratos inteligentes. A discussão destacou como essa tecnologia está revolucionando processos em diversos setores.</text:p>
      <text:p text:style-name="P1"><text:tab/>A Semana de Sistemas de Informação proporcionou um ambiente estimulante para a troca de conhecimento e insights no campo da Tecnologia da Informação. As palestras abordaram uma variedade de tópicos relevantes e atuais, desde questões de privacidade até tecnologias emergentes como blockchain e análise de dados de redes sociais. O evento continuou a fortalecer a conexão entre profissionais, estudantes e entusiastas da área, incentivando o avanço e a inovação no campo de Sistemas de Informaçã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3:12:56.724394030</meta:creation-date>
    <dc:date>2023-08-29T23:16:42.121563039</dc:date>
    <meta:editing-duration>PT3M46S</meta:editing-duration>
    <meta:editing-cycles>1</meta:editing-cycles>
    <meta:document-statistic meta:table-count="0" meta:image-count="0" meta:object-count="0" meta:page-count="1" meta:paragraph-count="13" meta:word-count="443" meta:character-count="3034" meta:non-whitespace-character-count="2592"/>
    <meta:generator>LibreOffice/7.6.0.3$Linux_X86_64 LibreOffice_project/60$Build-3</meta:generator>
  </office:meta>
</office:document-meta>
</file>